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tyle="italic" style:font-style-asian="italic"/>
    </style:style>
    <style:style style:name="T3" style:parent-style-name="Absatz-Standardschriftart" style:family="text">
      <style:text-properties fo:font-style="italic" style:font-style-asian="italic"/>
    </style:style>
    <style:style style:name="T4" style:parent-style-name="Absatz-Standardschriftart" style:family="text">
      <style:text-properties fo:font-style="italic" style:font-style-asian="italic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>
      <style:paragraph-properties fo:background-color="#FFFFFF"/>
    </style:style>
    <style:style style:name="T14" style:parent-style-name="Absatz-Standardschriftart" style:family="text">
      <style:text-properties style:font-name-complex="Arial" style:font-weight-complex="bold" fo:color="#000000"/>
    </style:style>
    <style:style style:name="T15" style:parent-style-name="Absatz-Standardschriftart" style:family="text">
      <style:text-properties style:font-name-complex="Arial" fo:color="#000000"/>
    </style:style>
    <style:style style:name="T16" style:parent-style-name="Absatz-Standardschriftart" style:family="text">
      <style:text-properties style:font-name-complex="Arial" style:font-weight-complex="bold" fo:color="#000000"/>
    </style:style>
    <style:style style:name="T17" style:parent-style-name="Absatz-Standardschriftart" style:family="text">
      <style:text-properties style:font-name-complex="Arial" fo:color="#000000"/>
    </style:style>
    <style:style style:name="T18" style:parent-style-name="Absatz-Standardschriftart" style:family="text">
      <style:text-properties style:font-name-complex="Arial" fo:color="#000000"/>
    </style:style>
    <style:style style:name="T19" style:parent-style-name="Absatz-Standardschriftart" style:family="text">
      <style:text-properties style:font-name-complex="Arial" fo:color="#000000"/>
    </style:style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name="P22" style:parent-style-name="Listenabsatz" style:list-style-name="LFO1" style:family="paragraph"/>
    <style:style style:name="P23" style:parent-style-name="Listenabsatz" style:list-style-name="LFO1" style:family="paragraph"/>
    <style:style style:name="P24" style:parent-style-name="Listenabsatz" style:list-style-name="LFO1" style:family="paragraph"/>
    <style:style style:name="P25" style:parent-style-name="Listenabsatz" style:list-style-name="LFO1" style:family="paragraph"/>
    <style:style style:name="P26" style:parent-style-name="Listenabsatz" style:list-style-name="LFO2" style:family="paragraph"/>
  </office:automatic-styles>
  <office:body>
    <office:text text:use-soft-page-breaks="true">
      <text:p text:style-name="P1">Package Main</text:p>
      <text:p text:style-name="Standard"/>
      <text:p text:style-name="Standard">Beschreibung des Packages</text:p>
      <text:p text:style-name="Standard">Das Package<text:s/><text:span text:style-name="T2">main<text:s/></text:span>enthält die Hauptfunktion, von der aus die Software gestartet wird.</text:p>
      <text:p text:style-name="Standard"/>
      <text:p text:style-name="Standard">Diagramme</text:p>
      <text:p text:style-name="Standard"/>
      <text:p text:style-name="Standard">Schnittstellen</text:p>
      <text:p text:style-name="Standard">Die wichtigste Schnittstelle des<text:s/><text:span text:style-name="T3">main</text:span>-Packages besteht zum<text:s/><text:span text:style-name="T4">account,</text:span><text:s/>über welchen die Software durch Anmeldung gestartet werden kann.</text:p>
      <text:p text:style-name="Standard"/>
      <text:p text:style-name="Standard">Aufteilung in Drei schichten</text:p>
      <text:p text:style-name="P5">GUI-Schicht:<text:s/></text:p>
      <text:p text:style-name="Standard"><text:span text:style-name="T6">Logik-Schicht:<text:s/></text:span>Angebote,<text:s/>Main</text:p>
      <text:p text:style-name="P7">Persistenz-Schicht:</text:p>
      <text:p text:style-name="P8"/>
      <text:p text:style-name="Standard">Operationen</text:p>
      <text:p text:style-name="Standard"/>
      <text:p text:style-name="Standard">Angebote:</text:p>
      <text:list text:style-name="LFO1" text:continue-numbering="true">
        <text:list-item>
          <text:p text:style-name="P9">Konstruktor: package Angebote()</text:p>
        </text:list-item>
        <text:list-item>
          <text:p text:style-name="P10">public void addProdukt(Produkt)</text:p>
        </text:list-item>
        <text:list-item>
          <text:p text:style-name="P11">public void deleteProdukt(Produkt){</text:p>
        </text:list-item>
        <text:list-item>
          <text:p text:style-name="P12">public void addDienstleistung(Dienstleistung)</text:p>
        </text:list-item>
        <text:list-item>
          <text:p text:style-name="P13"><text:span text:style-name="T14">public</text:span><text:span text:style-name="T15"><text:s/></text:span><text:span text:style-name="T16">void</text:span><text:span text:style-name="T17"><text:s/>dele</text:span><text:span text:style-name="T18">teDienstleistung(Dienstleistung</text:span><text:span text:style-name="T19">)</text:span></text:p>
        </text:list-item>
        <text:list-item>
          <text:p text:style-name="P20">public void<text:s/>createGesamtProduktSortiment()</text:p>
        </text:list-item>
        <text:list-item>
          <text:p text:style-name="P21">public List&lt;Produkt&gt; getGesamtSortiment()</text:p>
        </text:list-item>
        <text:list-item>
          <text:p text:style-name="P22">public ArrayList&lt;Dienstleistung&gt; getDLSortiment()<text:s/></text:p>
        </text:list-item>
        <text:list-item>
          <text:p text:style-name="P23">public ArrayList&lt;Produkt&gt; getZProduktSortiment()<text:s/></text:p>
        </text:list-item>
        <text:list-item>
          <text:p text:style-name="P24">public ArrayList&lt;Produkt&gt; getAbfuellSortiment()<text:s/></text:p>
        </text:list-item>
        <text:list-item>
          <text:p text:style-name="P25">public void switchList(Produkt)</text:p>
        </text:list-item>
      </text:list>
      <text:p text:style-name="Standard"/>
      <text:p text:style-name="Standard">Main:</text:p>
      <text:p text:style-name="Standard"/>
      <text:list text:style-name="LFO2" text:continue-numbering="true">
        <text:list-item>
          <text:p text:style-name="P26">public static void main(String[]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8T17:56:00Z</meta:creation-date>
    <dc:date>2016-05-08T18:12:00Z</dc:date>
    <meta:template xlink:href="Normal.dotm" xlink:type="simple"/>
    <meta:editing-cycles>1</meta:editing-cycles>
    <meta:editing-duration>PT0S</meta:editing-duration>
    <meta:document-statistic meta:page-count="1" meta:paragraph-count="1" meta:word-count="124" meta:character-count="906" meta:row-count="6" meta:non-whitespace-character-count="783"/>
  </office:meta>
</office:document-meta>
</file>